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9e1" officeooo:paragraph-rsid="001199e1"/>
    </style:style>
    <style:style style:name="P2" style:family="paragraph" style:parent-style-name="Standard">
      <style:text-properties fo:font-weight="bold" officeooo:rsid="0011da2b" officeooo:paragraph-rsid="0011da2b" style:font-weight-asian="bold" style:font-weight-complex="bold"/>
    </style:style>
    <style:style style:name="P3" style:family="paragraph" style:parent-style-name="Standard">
      <style:text-properties fo:font-weight="bold" officeooo:rsid="0016c6b0" officeooo:paragraph-rsid="0016c6b0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b92ed" officeooo:paragraph-rsid="001b92ed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6c6b0" officeooo:paragraph-rsid="0016c6b0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bold" officeooo:rsid="001b92ed" officeooo:paragraph-rsid="001b92e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bold" officeooo:rsid="001f47b6" officeooo:paragraph-rsid="001f47b6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normal" officeooo:rsid="001b92ed" officeooo:paragraph-rsid="001b92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c58cc" officeooo:paragraph-rsid="001c58c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df65e" officeooo:paragraph-rsid="001df65e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paragraph-rsid="0011da2b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da2b" style:font-weight-asian="normal" style:font-weight-complex="normal"/>
    </style:style>
    <style:style style:name="T3" style:family="text">
      <style:text-properties fo:font-weight="normal" officeooo:rsid="001f5671" style:font-weight-asian="normal" style:font-weight-complex="normal"/>
    </style:style>
    <style:style style:name="T4" style:family="text">
      <style:text-properties fo:font-weight="normal" officeooo:rsid="00208133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c58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 Declaration, Padding, Packing and Difference b/w Structure and Union</text:p>
      <text:p text:style-name="P1"><text:a xlink:type="simple" xlink:href="http://www.geeksforgeeks.org/structures-c/" text:style-name="Internet_20_link" text:visited-style-name="Visited_20_Internet_20_Link">http://www.geeksforgeeks.org/structures-c/</text:a></text:p>
      <text:p text:style-name="P1"><text:a xlink:type="simple" xlink:href="http://www.geeksforgeeks.org/structure-member-alignment-padding-and-data-packing/" text:style-name="Internet_20_link" text:visited-style-name="Visited_20_Internet_20_Link">http://www.geeksforgeeks.org/structure-member-alignment-padding-and-data-packing/</text:a></text:p>
      <text:p text:style-name="P1"><text:a xlink:type="simple" xlink:href="http://www.geeksforgeeks.org/difference-structure-union-c/" text:style-name="Internet_20_link" text:visited-style-name="Visited_20_Internet_20_Link">http://www.geeksforgeeks.org/difference-structure-union-c/</text:a></text:p>
      <text:p text:style-name="P1"/>
      <text:p text:style-name="P2">Fixed Point and need for Fixed Point</text:p>
      <text:p text:style-name="P11"><text:span text:style-name="T2">A fixed-point number is a representation of a real number using a certain number of bits of a type for the integer part, and the remaining bits of the type for the fractional part. The number of bits representing each part is fixed (hence the name, fixed-point). An integer type is usually used to store fixed-point values. </text:span>Fixed-point numbers are usually used in systems which don't have floating point support, or need more speed than floating point can provide. Fixed-point calculations can be performed using the CPU's integer instructions. A 32-bit fixed-point number would be stored in an 32-bit type such as <text:span text:style-name="Source_20_Text">int</text:span>. Normally each bit in an (unsigned in this case) integer type would represent an integer value 2^n as follows:</text:p>
      <text:p text:style-name="Preformatted_20_Text"><text:span text:style-name="Source_20_Text"><text:s/>1 <text:s text:c="3"/>0 <text:s text:c="3"/>1 <text:s text:c="3"/>1 <text:s text:c="3"/>0 <text:s text:c="3"/>0 <text:s text:c="3"/>1 <text:s text:c="3"/>0 <text:s text:c="6"/>= 2^7 + 2^5 + 2^4 + 2^1 = 178</text:span></text:p>
      <text:p text:style-name="P12"><text:span text:style-name="Source_20_Text">2^7 <text:s/>2^6 <text:s/>2^5 <text:s/>2^4 <text:s/>2^3 <text:s/>2^2 <text:s/>2^1 <text:s/>2^0</text:span></text:p>
      <text:p text:style-name="Text_20_body">But if the type is used to store a fixed-point value, the bits are interpreted slightly differently:</text:p>
      <text:p text:style-name="Preformatted_20_Text"><text:span text:style-name="Source_20_Text"><text:s/>1 <text:s text:c="3"/>0 <text:s text:c="3"/>1 <text:s text:c="3"/>1 <text:s text:c="3"/>0 <text:s text:c="3"/>0 <text:s text:c="3"/>1 <text:s text:c="3"/>0 <text:s text:c="6"/>= 2^3 + 2^1 + 2^0 + 2^-3 = 11.125</text:span></text:p>
      <text:p text:style-name="P12"><text:span text:style-name="Source_20_Text">2^3 <text:s/>2^2 <text:s/>2^1 <text:s/>2^0 <text:s/>2^-1 2^-2 2^-3 2^-4</text:span></text:p>
      <text:p text:style-name="P3">Bit Field and Union support for Bit field</text:p>
      <text:p text:style-name="P3"><text:span text:style-name="T5"><text:tab/><text:tab/></text:span><text:a xlink:type="simple" xlink:href="http://www.geeksforgeeks.org/bit-fields-c/" text:style-name="Internet_20_link" text:visited-style-name="Visited_20_Internet_20_Link"><text:span text:style-name="T7">http://www.geeksforgeeks.org/bit-fields-c/</text:span></text:a></text:p>
      <text:p text:style-name="P5"/>
      <text:p text:style-name="P6">Side-effects <text:span text:style-name="T8">of Type-casting</text:span></text:p>
      <text:p text:style-name="P8"><text:tab/><text:span text:style-name="T8">Typecasting are of two types-Implicit and Explicit Typecasting where Explicit Typecasting are done by the programmer and implicit typecasting are done by the compiler itself which results in drastic change in the program as </text:span></text:p>
      <text:p text:style-name="P9">1. Way the Variable that should be accessed is changed<text:span text:style-name="T6">(Memory Access)</text:span>.</text:p>
      <text:p text:style-name="P9">2. <text:span text:style-name="T6">Value Access</text:span> from the variable is changed.</text:p>
      <text:p text:style-name="P10">Solution:</text:p>
      <text:p text:style-name="P10"><text:tab/>By Explicit Typecasting we can avoid the side-effects of Typecasting resulted from the Implicit Typecasting done by the compiler for optimization.</text:p>
      <text:p text:style-name="P10"/>
      <text:p text:style-name="P7">Passing Pointer to a structure or structure itself--&gt;which one is better and Why???</text:p>
      <text:p text:style-name="P7"><text:tab/><text:span text:style-name="T1">Passing Pointer to a structure as an argument to function is better and good in Optimising Memory layout of program i.e.., executable and reduces redefinition of structure variable when loading </text:span><text:span text:style-name="T3">the executable</text:span><text:span text:style-name="T1">. </text:span><text:span text:style-name="T4">By passing a pointer to a structure may result in the modification of structure variable values which can be avoided by using “Const” Access specifier.</text:span></text:p>
      <text:p text:style-name="P4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0:45:01.595550496</meta:creation-date>
    <dc:date>2017-09-07T12:34:44.398021886</dc:date>
    <meta:editing-duration>PT3H47M5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369" meta:character-count="2405" meta:non-whitespace-character-count="1985"/>
  </office:meta>
</office:document-meta>
</file>